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B">
            <text:p>SRR-482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380.0">
            <text:p>12380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2A">
            <text:p>SRR-482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650.0">
            <text:p>12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11">
            <text:p>-2.1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2562">
            <text:p>U-2562</text:p>
          </table:table-cell>
          <table:table-cell office:value-type="float" office:value="55.99">
            <text:p>55.99</text:p>
          </table:table-cell>
          <table:table-cell office:value-type="float" office:value="-4.97">
            <text:p>-4.97</text:p>
          </table:table-cell>
          <table:table-cell office:value-type="float" office:value="3800.0">
            <text:p>380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.13">
            <text:p>5.1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A">
            <text:p>SRR-832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750.0">
            <text:p>117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1">
            <text:p>U-4061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8035.0">
            <text:p>803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98">
            <text:p>8.9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5">
            <text:p>U-4065</text:p>
          </table:table-cell>
          <table:table-cell office:value-type="float" office:value="56.15">
            <text:p>56.15</text:p>
          </table:table-cell>
          <table:table-cell office:value-type="float" office:value="-5.19">
            <text:p>-5.19</text:p>
          </table:table-cell>
          <table:table-cell office:value-type="float" office:value="7290.0">
            <text:p>72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35">
            <text:p>9.3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6">
            <text:p>U-4066</text:p>
          </table:table-cell>
          <table:table-cell office:value-type="float" office:value="56.04">
            <text:p>56.04</text:p>
          </table:table-cell>
          <table:table-cell office:value-type="float" office:value="-5.45">
            <text:p>-5.45</text:p>
          </table:table-cell>
          <table:table-cell office:value-type="float" office:value="2985.0">
            <text:p>2985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U-4068">
            <text:p>U-4068</text:p>
          </table:table-cell>
          <table:table-cell office:value-type="float" office:value="55.96">
            <text:p>55.96</text:p>
          </table:table-cell>
          <table:table-cell office:value-type="float" office:value="-5.33">
            <text:p>-5.33</text:p>
          </table:table-cell>
          <table:table-cell office:value-type="float" office:value="7630.0">
            <text:p>7630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47">
            <text:p>7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utherland1981,ShennanEtal2018">
            <text:p>Sutherland1981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B">
            <text:p>SRR-831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140.0">
            <text:p>11140.0</text:p>
          </table:table-cell>
          <table:table-cell office:value-type="float" office:value="220.0">
            <text:p>2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1A">
            <text:p>SRR-831A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0830.0">
            <text:p>1083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B">
            <text:p>SRR-481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680.0">
            <text:p>11680.0</text:p>
          </table:table-cell>
          <table:table-cell office:value-type="float" office:value="170.0">
            <text:p>1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1A">
            <text:p>SRR-481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2150.0">
            <text:p>1215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1">
            <text:p>-1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A">
            <text:p>SRR-486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560.0">
            <text:p>105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6B">
            <text:p>SRR-486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620.0">
            <text:p>106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96">
            <text:p>-2.96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15">
            <text:p>SRR-615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750.0">
            <text:p>10750.0</text:p>
          </table:table-cell>
          <table:table-cell office:value-type="float" office:value="140.0">
            <text:p>14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1">
            <text:p>-4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7">
            <text:p>OxA-1697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830.0">
            <text:p>12830.0</text:p>
          </table:table-cell>
          <table:table-cell office:value-type="float" office:value="120.0">
            <text:p>12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OxA-1698">
            <text:p>OxA-1698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3020.0">
            <text:p>1302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2">
            <text:p>-1.12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A">
            <text:p>SRR-489A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10.0">
            <text:p>1251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9B">
            <text:p>SRR-489B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590.0">
            <text:p>1259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27">
            <text:p>-0.27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63">
            <text:p>SRR-63</text:p>
          </table:table-cell>
          <table:table-cell office:value-type="float" office:value="56.03">
            <text:p>56.03</text:p>
          </table:table-cell>
          <table:table-cell office:value-type="float" office:value="-5.43">
            <text:p>-5.43</text:p>
          </table:table-cell>
          <table:table-cell office:value-type="float" office:value="12360.0">
            <text:p>1236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8">
            <text:p>0.28</text:p>
          </table:table-cell>
          <table:table-cell office:value-type="float" office:value="1.53">
            <text:p>1.53</text:p>
          </table:table-cell>
          <table:table-cell office:value-type="float" office:value="1.53">
            <text:p>1.53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B">
            <text:p>SRR-485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20.0">
            <text:p>1112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832B">
            <text:p>SRR-832B</text:p>
          </table:table-cell>
          <table:table-cell office:value-type="float" office:value="55.87">
            <text:p>55.87</text:p>
          </table:table-cell>
          <table:table-cell office:value-type="float" office:value="-5.31">
            <text:p>-5.31</text:p>
          </table:table-cell>
          <table:table-cell office:value-type="float" office:value="11930.0">
            <text:p>1193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89">
            <text:p>4.89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HarknessWilson1979,ShennanEtal2018">
            <text:p>HarknessWilson1979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B">
            <text:p>SRR-484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840.0">
            <text:p>1084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4A">
            <text:p>SRR-484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0230.0">
            <text:p>10230.0</text:p>
          </table:table-cell>
          <table:table-cell office:value-type="float" office:value="210.0">
            <text:p>2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1">
            <text:p>-4.5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B">
            <text:p>SRR-483B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530.0">
            <text:p>1153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3A">
            <text:p>SRR-483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470.0">
            <text:p>114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1">
            <text:p>-6.01</text:p>
          </table:table-cell>
          <table:table-cell office:value-type="float" office:value="1.47">
            <text:p>1.47</text:p>
          </table:table-cell>
          <table:table-cell office:value-type="float" office:value="1.47">
            <text:p>1.47</text:p>
          </table:table-cell>
          <table:table-cell office:value-type="string" office:value="PeacockHarkness1990,ShennanEtal2018">
            <text:p>PeacockHarkness1990,ShennanEtal2018</text:p>
          </table:table-cell>
        </table:table-row>
        <table:table-row>
          <table:table-cell office:value-type="string" office:value="Ardyne">
            <text:p>Ardyne</text:p>
          </table:table-cell>
          <table:table-cell office:value-type="string" office:value="radiocarbon">
            <text:p>radiocarbon</text:p>
          </table:table-cell>
          <table:table-cell office:value-type="string" office:value="SRR-485A">
            <text:p>SRR-485A</text:p>
          </table:table-cell>
          <table:table-cell office:value-type="float" office:value="55.87">
            <text:p>55.87</text:p>
          </table:table-cell>
          <table:table-cell office:value-type="float" office:value="-5.04">
            <text:p>-5.04</text:p>
          </table:table-cell>
          <table:table-cell office:value-type="float" office:value="11170.0">
            <text:p>1117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71">
            <text:p>-5.7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PeacockHarkness1990,ShennanEtal2018">
            <text:p>PeacockHarkness199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